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Verdana" svg:font-family="Verdana, Arial, sans-serif"/>
    <style:font-face style:name="monospace" svg:font-family="monospace"/>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0d2" officeooo:paragraph-rsid="001c90d2"/>
    </style:style>
    <style:style style:name="P2" style:family="paragraph" style:parent-style-name="Standard">
      <style:text-properties officeooo:rsid="001c90d2" officeooo:paragraph-rsid="001f7e45"/>
    </style:style>
    <style:style style:name="P3" style:family="paragraph" style:parent-style-name="Standard">
      <style:text-properties officeooo:rsid="001c90d2" officeooo:paragraph-rsid="003480b7"/>
    </style:style>
    <style:style style:name="P4" style:family="paragraph" style:parent-style-name="Standard">
      <style:text-properties officeooo:paragraph-rsid="001c90d2"/>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3d7297" officeooo:paragraph-rsid="003d7297" style:font-style-asian="italic" style:font-style-complex="italic"/>
    </style:style>
    <style:style style:name="P7"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8" style:family="paragraph" style:parent-style-name="Standard">
      <style:text-properties fo:font-style="italic" fo:font-weight="bold" officeooo:rsid="003d7297" officeooo:paragraph-rsid="003d7297" style:font-style-asian="italic" style:font-weight-asian="bold" style:font-style-complex="italic" style:font-weight-complex="bold"/>
    </style:style>
    <style:style style:name="P9" style:family="paragraph" style:parent-style-name="Standard">
      <style:text-properties fo:font-style="normal" officeooo:rsid="001e6e55" officeooo:paragraph-rsid="003c0e34" style:font-style-asian="normal" style:font-style-complex="normal"/>
    </style:style>
    <style:style style:name="P10" style:family="paragraph" style:parent-style-name="Standard">
      <style:text-properties fo:font-style="normal" officeooo:rsid="003480b7" officeooo:paragraph-rsid="003480b7" style:font-style-asian="normal" style:font-style-complex="normal"/>
    </style:style>
    <style:style style:name="P11" style:family="paragraph" style:parent-style-name="Standard">
      <style:text-properties fo:font-style="normal" officeooo:rsid="003480b7" officeooo:paragraph-rsid="003e2270" style:font-style-asian="normal" style:font-style-complex="normal"/>
    </style:style>
    <style:style style:name="P12" style:family="paragraph" style:parent-style-name="Standard">
      <style:text-properties officeooo:rsid="001f17da" officeooo:paragraph-rsid="001f17da"/>
    </style:style>
    <style:style style:name="P13" style:family="paragraph" style:parent-style-name="Standard">
      <style:text-properties officeooo:rsid="001f7e45" officeooo:paragraph-rsid="001f7e45"/>
    </style:style>
    <style:style style:name="P14" style:family="paragraph" style:parent-style-name="Standard">
      <style:text-properties officeooo:rsid="00242a38" officeooo:paragraph-rsid="00242a38"/>
    </style:style>
    <style:style style:name="P15" style:family="paragraph" style:parent-style-name="Standard">
      <style:text-properties officeooo:rsid="0025cf9e" officeooo:paragraph-rsid="0025cf9e"/>
    </style:style>
    <style:style style:name="P16" style:family="paragraph" style:parent-style-name="Standard">
      <style:text-properties officeooo:rsid="0029f6ad" officeooo:paragraph-rsid="00242a38"/>
    </style:style>
    <style:style style:name="P17" style:family="paragraph" style:parent-style-name="Standard">
      <style:text-properties officeooo:rsid="003aa389" officeooo:paragraph-rsid="003aa389"/>
    </style:style>
    <style:style style:name="P18" style:family="paragraph" style:parent-style-name="Standard">
      <style:text-properties officeooo:rsid="003e4311" officeooo:paragraph-rsid="003e4311"/>
    </style:style>
    <style:style style:name="P19" style:family="paragraph" style:parent-style-name="Standard">
      <style:paragraph-properties fo:break-before="page"/>
      <style:text-properties officeooo:rsid="001c90d2" officeooo:paragraph-rsid="001c90d2"/>
    </style:style>
    <style:style style:name="P20" style:family="paragraph" style:parent-style-name="Standard">
      <style:text-properties fo:font-style="normal" style:text-underline-style="none" fo:font-weight="normal" officeooo:rsid="0038f4d4" officeooo:paragraph-rsid="00396866" style:font-style-asian="normal" style:font-weight-asian="normal" style:font-style-complex="normal" style:font-weight-complex="normal"/>
    </style:style>
    <style:style style:name="P21" style:family="paragraph" style:parent-style-name="Standard">
      <style:text-properties officeooo:paragraph-rsid="0050442d"/>
    </style:style>
    <style:style style:name="P22" style:family="paragraph" style:parent-style-name="Standard">
      <style:text-properties fo:font-style="italic" fo:font-weight="bold" officeooo:rsid="0038f4d4" officeooo:paragraph-rsid="0050fe98" style:font-style-asian="italic" style:font-weight-asian="bold" style:font-style-complex="italic" style:font-weight-complex="bold"/>
    </style:style>
    <style:style style:name="P23" style:family="paragraph" style:parent-style-name="Standard">
      <style:text-properties fo:font-style="italic" fo:font-weight="bold" officeooo:rsid="00625b6a" officeooo:paragraph-rsid="00625b6a" style:font-style-asian="italic" style:font-weight-asian="bold" style:font-style-complex="italic" style:font-weight-complex="bold"/>
    </style:style>
    <style:style style:name="P24" style:family="paragraph" style:parent-style-name="Standard">
      <style:text-properties officeooo:rsid="00510d47" officeooo:paragraph-rsid="005755d8"/>
    </style:style>
    <style:style style:name="P25" style:family="paragraph" style:parent-style-name="Standard">
      <style:text-properties officeooo:rsid="00525d77" officeooo:paragraph-rsid="00525d77"/>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e6e55" style:font-style-asian="normal" style:font-weight-asian="bold" style:font-style-complex="normal" style:font-weight-complex="bold"/>
    </style:style>
    <style:style style:name="T3" style:family="text">
      <style:text-properties fo:font-style="normal" fo:font-weight="bold" officeooo:rsid="003da2c5"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officeooo:rsid="0035d664" style:font-style-asian="normal" style:font-style-complex="normal"/>
    </style:style>
    <style:style style:name="T6" style:family="text">
      <style:text-properties fo:font-style="normal" officeooo:rsid="0042f6ee" style:font-style-asian="normal" style:font-style-complex="normal"/>
    </style:style>
    <style:style style:name="T7" style:family="text">
      <style:text-properties fo:font-style="normal" officeooo:rsid="004efab6" style:font-style-asian="normal" style:font-style-complex="normal"/>
    </style:style>
    <style:style style:name="T8" style:family="text">
      <style:text-properties fo:font-style="normal" officeooo:rsid="004f37cd" style:font-style-asian="normal" style:font-style-complex="normal"/>
    </style:style>
    <style:style style:name="T9" style:family="text">
      <style:text-properties fo:font-style="normal" officeooo:rsid="004f91ae" style:font-style-asian="normal" style:font-style-complex="normal"/>
    </style:style>
    <style:style style:name="T10" style:family="text">
      <style:text-properties fo:font-style="normal" officeooo:rsid="0053f01b" style:font-style-asian="normal" style:font-style-complex="normal"/>
    </style:style>
    <style:style style:name="T11" style:family="text">
      <style:text-properties fo:font-style="normal" officeooo:rsid="0053fffa" style:font-style-asian="normal" style:font-style-complex="normal"/>
    </style:style>
    <style:style style:name="T12" style:family="text">
      <style:text-properties fo:font-style="normal" officeooo:rsid="0054fdbc" style:font-style-asian="normal" style:font-style-complex="normal"/>
    </style:style>
    <style:style style:name="T13" style:family="text">
      <style:text-properties fo:font-style="normal" officeooo:rsid="005662bc" style:font-style-asian="normal" style:font-style-complex="normal"/>
    </style:style>
    <style:style style:name="T14" style:family="text">
      <style:text-properties fo:font-style="normal" officeooo:rsid="005683bc" style:font-style-asian="normal" style:font-style-complex="normal"/>
    </style:style>
    <style:style style:name="T15" style:family="text">
      <style:text-properties fo:font-style="normal" officeooo:rsid="005755d8" style:font-style-asian="normal" style:font-style-complex="normal"/>
    </style:style>
    <style:style style:name="T16" style:family="text">
      <style:text-properties fo:font-style="normal" officeooo:rsid="00578432" style:font-style-asian="normal" style:font-style-complex="normal"/>
    </style:style>
    <style:style style:name="T17" style:family="text">
      <style:text-properties fo:font-style="normal" officeooo:rsid="00589ca0" style:font-style-asian="normal" style:font-style-complex="normal"/>
    </style:style>
    <style:style style:name="T18" style:family="text">
      <style:text-properties fo:font-style="normal" officeooo:rsid="00596be9" style:font-style-asian="normal" style:font-style-complex="normal"/>
    </style:style>
    <style:style style:name="T19" style:family="text">
      <style:text-properties fo:font-style="normal" officeooo:rsid="0059bb14" style:font-style-asian="normal" style:font-style-complex="normal"/>
    </style:style>
    <style:style style:name="T20" style:family="text">
      <style:text-properties fo:font-style="normal" officeooo:rsid="005b96b9" style:font-style-asian="normal" style:font-style-complex="normal"/>
    </style:style>
    <style:style style:name="T21" style:family="text">
      <style:text-properties fo:font-style="normal" officeooo:rsid="005c2d0b" style:font-style-asian="normal" style:font-style-complex="normal"/>
    </style:style>
    <style:style style:name="T22" style:family="text">
      <style:text-properties fo:font-style="normal" officeooo:rsid="005e22fd" style:font-style-asian="normal" style:font-style-complex="normal"/>
    </style:style>
    <style:style style:name="T23" style:family="text">
      <style:text-properties officeooo:rsid="002176ad"/>
    </style:style>
    <style:style style:name="T24" style:family="text">
      <style:text-properties officeooo:rsid="0021f220"/>
    </style:style>
    <style:style style:name="T25" style:family="text">
      <style:text-properties officeooo:rsid="0022b356"/>
    </style:style>
    <style:style style:name="T26" style:family="text">
      <style:text-properties officeooo:rsid="00265c78"/>
    </style:style>
    <style:style style:name="T27" style:family="text">
      <style:text-properties officeooo:rsid="0028699c"/>
    </style:style>
    <style:style style:name="T28" style:family="text">
      <style:text-properties officeooo:rsid="003f0081"/>
    </style:style>
    <style:style style:name="T29" style:family="text">
      <style:text-properties officeooo:rsid="0040de70"/>
    </style:style>
    <style:style style:name="T30" style:family="text">
      <style:text-properties officeooo:rsid="00415f9d"/>
    </style:style>
    <style:style style:name="T31" style:family="text">
      <style:text-properties officeooo:rsid="0047a7ba"/>
    </style:style>
    <style:style style:name="T3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4"/>
      <text:p text:style-name="P1">Le but de ce projet est la recommandation d'e-books.</text:p>
      <text:p text:style-name="P1">La recommandation se fait à partir d'une base de données <text:span text:style-name="T31">de romans français</text:span>.</text:p>
      <text:p text:style-name="P4"/>
      <text:p text:style-name="P15">Un premier problème lié à ce projet est la création de la base de donnée, à cause du temps de traitement de chaque livre. </text:p>
      <text:p text:style-name="P1"/>
      <text:p text:style-name="P14">Un des <text:span text:style-name="T27">autres </text:span>problèmes est le nombre <text:span text:style-name="T29">important </text:span>de mots <text:span text:style-name="T30">composant le corpus</text:span>. <text:span text:style-name="T26">Plus il y a de mots à traiter, plus les vecteurs pour les recommandations (100.000 dimensions) sont grands, et donc longs à calculer. Nous avons donc décidé d'utiliser la similarité-cosinus plutôt que la distance euclidienne pour faire la recommandation, qui nous donne une valeur entre 0 et Pi à la place d'un vecteur de distances de 100.000 dimensions lui aussi.</text:span></text:p>
      <text:p text:style-name="P16"/>
      <text:p text:style-name="P16"/>
      <text:p text:style-name="P19">Méthodes </text:p>
      <text:p text:style-name="P5"/>
      <text:p text:style-name="P5">Cette partie doit comprendre les méthodes statistiques/algorithmiques/informatiques utilisées pour votre projet. En particulier, vous devez y décrire quel type de base de données a été utilisée, quels sont ses attributs, quel langage et librairies vous avez choisis, quelle(s) méthodes de data mining vous avez utilisée(s). C'est aussi ici que vous devez donner votre pipeline d'analyse en décrivant toutes les étapes. Enfin, c'est ici que vous expliquerez ce que sont vos données et comment vous les avez obtenues.</text:p>
      <text:p text:style-name="P5"/>
      <text:p text:style-name="P10">Le langage choisi pour ce projet est Python. Nous avons choisi d'utiliser ce langage, pour exploiter les nombreux modules disponibles pour le traitement de texte ou de statistiques.</text:p>
      <text:p text:style-name="P10"/>
      <text:p text:style-name="P11">La recommandation d'un e-book se base sur les statistiques associées aux mots dans un corpus.</text:p>
      <text:p text:style-name="P11">Ces statistiques sont calculées sur la base du TF-IDF.</text:p>
      <text:p text:style-name="P22"/>
      <text:p text:style-name="P23">Les données et leur traitement avant ajout à la base de données</text:p>
      <text:p text:style-name="P21"><text:span text:style-name="T5">Les e-books utilisés sont au format PDF. </text:span></text:p>
      <text:p text:style-name="P21"><text:span text:style-name="T6">La lecture d'un document se fait grâce au module Python pyPdf. Ce module permet de récupérer, sous forme de chaînes Unicode, les métadonnées du document, ainsi que son contenu. Ces données sont ensuite nettoyées grâce aux modules Python nltk et string. </text:span></text:p>
      <text:p text:style-name="P21"><text:span text:style-name="T6">Dans un premier temps, les chiffres sont supprimés des chaînes et les majuscules sont transformées en minuscules. Ensuite, les chaînes sont découpées en tokens avec la fonction WordPunctTokenizer.tokenize() du module nltk.tokenize, qui retourne une liste de mots découpés selon l'expression régulière : </text:span>\w+|[^\w\s]+<text:span text:style-name="T6">. </text:span><text:span text:style-name="T7">Cette méthode n'élimine pas toute la ponctuation, </text:span><text:span text:style-name="T8">alors un filtre est appliqué sur la liste avant de la renvoyer. </text:span><text:span text:style-name="T9">La liste des caractères à ignorer n'est pas exhaustive et doit encore être complétée.</text:span></text:p>
      <text:p text:style-name="P25"><text:span text:style-name="T9">L</text:span><text:span text:style-name="T4">e nombre de mots du document </text:span><text:span text:style-name="T10">correspond au nombre d'éléments de cette liste.</text:span></text:p>
      <text:p text:style-name="P24"><text:span text:style-name="T9">U</text:span><text:span text:style-name="T4">n dictionnaire des occurrences de chaque mot dans le document est ensuite construit. </text:span><text:span text:style-name="T11">Un filtre est appliqué à la liste avant la construction du dictionnaire : </text:span><text:span text:style-name="T12">la </text:span><text:span text:style-name="T15">méthode</text:span><text:span text:style-name="T12"> stopwords.words('french') fournie par le module nltk.corpus, permet d'éliminer les mots les plus courants de la </text:span><text:span text:style-name="T13">langue française. Cette opération permet de ne pas encombrer la base de données avec des mots comptant peu dans le calcul des TF-IDF des documents</text:span><text:span text:style-name="T14">. </text:span><text:span text:style-name="T15">Une fois la nouvelle liste obtenue, le genre et le nombre de chaque mot est retiré avant de l'ajouter au dictionnaire, à l'aide de la méthode </text:span><text:span text:style-name="T17">F</text:span><text:span text:style-name="T15">renchStemmer</text:span><text:span text:style-name="T16">().stem()</text:span><text:span text:style-name="T15"> du module nltk.stem.snowball. </text:span><text:span text:style-name="T18">Appliquer cette méthode réduit considérablement le nombre de mots dans la base de données. </text:span><text:span text:style-name="T20">Enfin, le nombre d’occurrences </text:span><text:span text:style-name="T21">de chaque mot est calculé </text:span><text:span text:style-name="T22">et renvoyé sous forme de dictionnaire.</text:span></text:p>
      <text:p text:style-name="P20"><text:span text:style-name="T32"/></text:p>
      <text:p text:style-name="P7">PARAGRAPHE SUR LE STOCKAGE DES DONNEES</text:p>
      <text:p text:style-name="P8">sqlite3</text:p>
      <text:p text:style-name="P7"/>
      <text:p text:style-name="P7">PARAGRAPHE SUR L'EXPLOITATION DES DONNEES</text:p>
      <text:p text:style-name="P6"><text:span text:style-name="T2">T</text:span><text:span text:style-name="T1">F-IDF, </text:span><text:span text:style-name="T3">similarité-cosinus</text:span></text:p>
      <text:p text:style-name="P9"/>
      <text:p text:style-name="P3"/>
      <text:p text:style-name="P1">Insertion d'un e-book:</text:p>
      <text:p text:style-name="P1">1 <text:s/>-parser un e-book;</text:p>
      <text:p text:style-name="P1">2 <text:s/>-nettoyer (enlever la ponctuation et autre);</text:p>
      <text:p text:style-name="P1">3 <text:s/>-compter le nombre de mots dans un e-books;</text:p>
      <text:p text:style-name="P1">4 <text:s/>-enlever les stop-words (mais ou donc or ni car et ...);</text:p>
      <text:p text:style-name="P1">5 <text:s/>-compter le nombre d'occurrence des mots;</text:p>
      <text:p text:style-name="P1">6 <text:s/>-calculer le TF des mots;</text:p>
      <text:p text:style-name="P1">7 <text:s/>-entrer le livre, ses mots et leur TF dans la base de données;</text:p>
      <text:p text:style-name="P1"><text:soft-page-break/></text:p>
      <text:p text:style-name="P1">Vecteur de TF-IDF d'un e-book:</text:p>
      <text:p text:style-name="P1">1 <text:s/>-compter le nombre de livres dans la base;</text:p>
      <text:p text:style-name="P1">2 <text:s/>-compter l'IDF de chaque mot de la base;</text:p>
      <text:p text:style-name="P1">3 <text:s/>-extraire les TF d'un e-book;</text:p>
      <text:p text:style-name="P1">4 <text:s/>-construire le vecteur de TF-IDF;</text:p>
      <text:p text:style-name="P1"/>
      <text:p text:style-name="P1">Matrice de similarité:</text:p>
      <text:p text:style-name="P1">1 <text:s/>-Pour chaque paire d'e-book calculer la similarité cosinus;</text:p>
      <text:p text:style-name="P1">2 <text:s/>-enregistrer le résultat dans la matrice; <text:s/></text:p>
      <text:p text:style-name="P1"/>
      <text:p text:style-name="P1">Recommandation:</text:p>
      <text:p text:style-name="P1">1 <text:s/>-choix d'un e-book par l'utilisateur;</text:p>
      <text:p text:style-name="P1">2 <text:s/>-copie de la ligne de la matrice de similarité de l'e-book;</text:p>
      <text:p text:style-name="P1">3 <text:s/>-tri de la ligne;</text:p>
      <text:p text:style-name="P1">4 <text:s/>-recommandation par du plus similaire au moins similaire.</text:p>
      <text:p text:style-name="P1"/>
      <text:p text:style-name="P1"/>
      <text:p text:style-name="P1"/>
      <text:p text:style-name="P1"/>
      <text:p text:style-name="P19">Résultats</text:p>
      <text:p text:style-name="P1"/>
      <text:p text:style-name="P1"/>
      <text:p text:style-name="P19">Discussion</text:p>
      <text:p text:style-name="P1"/>
      <text:p text:style-name="P17">Option possible : permettre la création d'une nouvelle base de donnée ; dans le cas de la création d'une nouvelle base, permettre de choisir la langue → utile pour le stemming et les stopwords</text:p>
      <text:p text:style-name="P17"/>
      <text:p text:style-name="P18">Exploiter parallélisme : vérifier que les opérations d'accès à la BDD sont atomiques, ce qui permettrait de traiter plusieurs livres à ajouter en même temps ou de calculer plusieurs TF_IDF à la fois. <text:span text:style-name="T28">Parcourir le répertoire des livres à ajouter, et créer une thread pour l'ajout d'un livre ; ira plus vite si plusieurs cœurs</text:span></text:p>
      <text:p text:style-name="P19">Conclusion</text:p>
      <text:p text:style-name="P1"/>
      <text:p text:style-name="P1"/>
      <text:p text:style-name="P19">Équipe</text:p>
      <text:p text:style-name="P1"/>
      <text:p text:style-name="P13">Le partage du travail s'est fait de la manière suivante :</text:p>
      <text:p text:style-name="P2"/>
      <text:p text:style-name="P12">Isabelle <text:span text:style-name="T23">Richard a géré </text:span>le parsing des e-books.</text:p>
      <text:p text:style-name="P12"><text:span text:style-name="T24">Lala </text:span>Tiana <text:span text:style-name="T24">Randriamparany a géré </text:span>les accès à la base de données.</text:p>
      <text:p text:style-name="P12">Victor <text:span text:style-name="T25">Oudin a géré </text:span>les algo<text:span text:style-name="T25">rithmiques</text:span> de similarité et <text:span text:style-name="T25">de </text:span>recomma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Verdana" svg:font-family="Verdana, Arial, sans-serif"/>
    <style:font-face style:name="monospace" svg:font-family="monospace"/>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1"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17T11:37:52.717944077</dc:date>
    <dc:creator>Isabelle Richard</dc:creator>
    <meta:editing-duration>PT2H55M29S</meta:editing-duration>
    <meta:editing-cycles>80</meta:editing-cycles>
    <meta:document-statistic meta:table-count="0" meta:image-count="0" meta:object-count="0" meta:page-count="7" meta:paragraph-count="51" meta:word-count="824" meta:character-count="5067" meta:non-whitespace-character-count="4271"/>
  </office:meta>
</office:document-meta>
</file>